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1d6fd" officeooo:paragraph-rsid="0011d6f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1d6fd" officeooo:paragraph-rsid="0007c93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9d" officeooo:paragraph-rsid="0013279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279d" officeooo:paragraph-rsid="001e770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4bf2" officeooo:paragraph-rsid="00134bf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052b9" officeooo:paragraph-rsid="002052b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052b9" officeooo:paragraph-rsid="0020c3d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4bc3" officeooo:paragraph-rsid="0025916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1d6fd" officeooo:paragraph-rsid="0011d6f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30fdc5" officeooo:paragraph-rsid="0030fdc5" style:font-weight-asian="normal" style:font-weight-complex="normal"/>
    </style:style>
    <style:style style:name="T1" style:family="text">
      <style:text-properties officeooo:rsid="0013279d"/>
    </style:style>
    <style:style style:name="T2" style:family="text">
      <style:text-properties officeooo:rsid="0014d2a9"/>
    </style:style>
    <style:style style:name="T3" style:family="text">
      <style:text-properties officeooo:rsid="001657a2"/>
    </style:style>
    <style:style style:name="T4" style:family="text">
      <style:text-properties officeooo:rsid="001e7705"/>
    </style:style>
    <style:style style:name="T5" style:family="text">
      <style:text-properties officeooo:rsid="001fb400"/>
    </style:style>
    <style:style style:name="T6" style:family="text">
      <style:text-properties officeooo:rsid="0020c3d7"/>
    </style:style>
    <style:style style:name="T7" style:family="text">
      <style:text-properties officeooo:rsid="00226ee1"/>
    </style:style>
    <style:style style:name="T8" style:family="text">
      <style:text-properties officeooo:rsid="0011d6fd"/>
    </style:style>
    <style:style style:name="T9" style:family="text">
      <style:text-properties officeooo:rsid="00295ce0"/>
    </style:style>
    <style:style style:name="T10" style:family="text">
      <style:text-properties officeooo:rsid="002b4149"/>
    </style:style>
    <style:style style:name="T11" style:family="text">
      <style:text-properties officeooo:rsid="003510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UPPY LINUX INSTALLATION</text:p>
      <text:p text:style-name="P2">Puppy LINUX is an optimized distribution working in RAM memory. Current changes to system, and created data/files are saved at system shutdown – generally it does not make any disadvantages, and greatly speeds up work. Such session is configured at first shutdown – just read provided instructions. She or he should posess USB to SATA adaptor ( few $ ), and install live CD to it. In author opinion it is efficient on SSD’s disk at modern Personal Computer PC – even the cheapest. I did not check it on M.2 disk. There is possibility to use majority of <text:span text:style-name="T9">Debian</text:span> packages under Puppy.</text:p>
      <text:p text:style-name="P6"><text:span text:style-name="T6">1</text:span>) download gparted and format SSD disk/pendrive:</text:p>
      <text:p text:style-name="P6"><text:tab/>#sudo aptitude install gparted &amp;&amp; sudo gparted</text:p>
      <text:p text:style-name="P6"><text:s text:c="4"/><text:span text:style-name="T6">choose proper disk (!) in /dev/, unmount it</text:span></text:p>
      <text:p text:style-name="P6"><text:s text:c="4"/><text:span text:style-name="T6">Device-&gt;Create Partition Table-&gt;msdos</text:span></text:p>
      <text:p text:style-name="P6"><text:s text:c="4"/><text:span text:style-name="T6">Partition-&gt;New-&gt;{New Size MiB: 4096, File System: ext4}-&gt;Add <text:s text:c="2"/>( 512MB would be too much, in general )</text:span></text:p>
      <text:p text:style-name="P7"><text:s text:c="4"/><text:span text:style-name="T6">Partition-&gt;New-&gt;{ File System: ext4}-&gt;Add</text:span></text:p>
      <text:p text:style-name="P2"><text:s text:c="4"/><text:span text:style-name="T6">First 4GB partition: Partition-&gt;Manage Flags: {esp, boot }</text:span></text:p>
      <text:p text:style-name="P2"><text:s text:c="4"/><text:span text:style-name="T7">mount first 4GB partition</text:span></text:p>
      <text:p text:style-name="P1"><text:span text:style-name="T6">2</text:span>) download LINUX puppy distro from „<text:a xlink:type="simple" xlink:href="http://puppylinux.com/" text:style-name="Internet_20_link" text:visited-style-name="Visited_20_Internet_20_Link">http://puppyLINUX.com/</text:a>” for exampe Ubuntu Xenial 64bit <text:span text:style-name="T10">edition,</text:span></text:p>
      <text:p text:style-name="P1"><text:span text:style-name="T6">3</text:span>) download unetbootin package:</text:p>
      <text:p text:style-name="P1"><text:tab/>#sudo aptitude install unetbootin</text:p>
      <text:p text:style-name="P1"><text:span text:style-name="T6">4</text:span>) <text:span text:style-name="T1">install puppy iso to mounted 4GB partition via unetbootin,</text:span></text:p>
      <text:p text:style-name="P4"><text:span text:style-name="T6">5</text:span>) find your vesamenu.c32 file <text:span text:style-name="T4">( I did it under Ubuntu )</text:span>, and copy files to disk:</text:p>
      <text:p text:style-name="P3"><text:tab/>#sudo find /usr -name ‘vesamenu.c32’</text:p>
      <text:p text:style-name="P3"><text:s text:c="4"/><text:span text:style-name="T5">for example:</text:span></text:p>
      <text:p text:style-name="P3"><text:tab/>#cd /usr/lib/sysLINUX/modules/bios/</text:p>
      <text:p text:style-name="P3"><text:tab/>#sudo cp libcom32.c32 menu.c32 libutil.c32 vesamenu.c32 /MEDIA/MOUNTED_DRIVE</text:p>
      <text:p text:style-name="P5"><text:span text:style-name="T6">6</text:span>) set BIOS boot array, start Operating System OS, mount disk from which <text:span text:style-name="T2">you have </text:span>booted (!<text:span text:style-name="T2">)</text:span> - <text:span text:style-name="T2">to be honest: the disk from which the OS image was read to RAM</text:span>,</text:p>
      <text:p text:style-name="P5"><text:span text:style-name="T6">7</text:span>) make some small change for example on desktop – add shortcut, or something,</text:p>
      <text:p text:style-name="P5"><text:span text:style-name="T6">8</text:span>) at shutdown write named session to disk from which one has booted <text:span text:style-name="T3">( for first usage</text:span> <text:span text:style-name="T3">use defaults ),</text:span></text:p>
      <text:p text:style-name="P5"><text:span text:style-name="T6">9</text:span>) <text:span text:style-name="T3">restart and check whether desktop change was written from previous session, and succesfully loaded at startup, at current session,</text:span></text:p>
      <text:p text:style-name="P8"><text:span text:style-name="T6">Post Scriptum:</text:span> please do not make it heavy loaded with packages – it makes no sense, for lightweight distro, but make as you wish.<text:span text:style-name="T8"> It is intended for advanced LINUX users – for beginners Lubuntu would be better choice. </text:span></text:p>
      <text:p text:style-name="P10">Post Post Scriptum: <text:span text:style-name="T11">please consider checking latest OpenBSD release – installation is quite straightforward, and onboard there is everything necessary for professional programming. Fully loaded, it goes on 6-25MB of RAM. Also it provides low amount of overheads on ongoing tasks. Package maintenance is intended for advanced users. Linux administrator should switch to Unix smooth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2362in" fo:margin-right="0.23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45:06.246118383</meta:creation-date>
    <dc:date>2018-03-16T23:15:42.001798345</dc:date>
    <meta:editing-duration>PT1H20M5S</meta:editing-duration>
    <meta:editing-cycles>42</meta:editing-cycles>
    <meta:generator>LibreOffice/5.4.5.1$Linux_X86_64 LibreOffice_project/40m0$Build-1</meta:generator>
    <meta:document-statistic meta:table-count="0" meta:image-count="0" meta:object-count="0" meta:page-count="1" meta:paragraph-count="25" meta:word-count="400" meta:character-count="2577" meta:non-whitespace-character-count="2159"/>
  </office:meta>
</office:document-meta>
</file>